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T1" style:family="text">
      <style:text-properties fo:font-variant="normal" fo:text-transform="none" fo:color="#000000" style:font-name="Times New Roman1" fo:font-size="12pt" fo:letter-spacing="normal" fo:font-style="normal" fo:font-weight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TGen Tiers Demonstration</text:p>
      <text:p text:style-name="Subtitle">Developed by DMSTEX (<text:a xlink:type="simple" xlink:href="http://dmstex.com/">http://dmstex.com</text:a>)</text:p>
      <text:p text:style-name="P3"/>
      <text:p text:style-name="P3"/>
      <text:p text:style-name="P3"/>
      <text:p text:style-name="P3"><text:span text:style-name="T1">Oracle and Java are registered trademarks of Oracle Corporation and/or its affiliates.</text:span> </text:p>
      <text:p text:style-name="P3"/>
      <text:p text:style-name="P4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Introduction:<text:tab/>1</text:p>
          <text:p text:style-name="P5">Exercise #1: Simple Mid-Tier<text:tab/>2</text:p>
          <text:p text:style-name="P5">Exercise #2: Materialized Views<text:tab/>4</text:p>
          <text:p text:style-name="P5">Exercise #3: User Security<text:tab/>4</text:p>
          <text:p text:style-name="P5">Exercise #4: Global Locks<text:tab/>5</text:p>
          <text:p text:style-name="P5">Exercise #5: DB Tier Streamlining<text:tab/>5</text:p>
        </text:index-body>
      </text:table-of-content>
      <text:p text:style-name="Standard"/>
      <text:h text:style-name="Heading_20_1" text:outline-level="1">Introduction:</text:h>
      <text:p text:style-name="Standard">The exercises in this demonstration are focused on DTGen functionality that enables and enhances tiered deployment. <text:s/>All functionality in these exercises is available through both command line and graphical user interface (GUI) mode. <text:s/>For simplicity in understanding the under-lying workings of DTGen, these exercises are conducted entirely in command-line mode.</text:p>
      <text:p text:style-name="Standard"/>
      <text:p text:style-name="Standard">Tiered deployment as described here includes 2 forms of deployment:</text:p>
      <text:p text:style-name="Standard"/>
      <text:list xml:id="list37376180" text:style-name="L1">
        <text:list-item>
          <text:p text:style-name="P6">database/mid-tier server tiers</text:p>
        </text:list-item>
        <text:list-item>
          <text:p text:style-name="P6">database user/schema tiers</text:p>
        </text:list-item>
      </text:list>
      <text:p text:style-name="Standard"/>
      <text:p text:style-name="Standard">Multi-tiered hardware deployment is a common aspect of many systems. <text:s/>The database and mid-tier servers use a software deployment stragey that increases capacity and improves security. <text:s/>Capacity can be increased by adding servers to existing systems instead of replacing centralized servers with larger servers. <text:s/>Common deployment architectures used by Oracle for the Transaction Performance Processing Council's TCP-C Benchmark (<text:a xlink:type="simple" xlink:href="http://www.tpc.org/tpcc/default.asp">http://www.tpc.org/tpcc/default.asp</text:a>) were used as a model for DTGen's multi-tiered deployment in that all possible functionality is moved from the database tier to the mid-tier.</text:p>
      <text:p text:style-name="Standard"/>
      <text:p text:style-name="Standard">Security can be improved through the user of layered access to applications and data. <text:s/>Layered security can also be found in many systems. <text:s/>Oracle e-Business Suite layers application schema behind a common database application login. <text:s/>The layered security generated by DTGen was created to assist in compliance with "The Defense Information Services (DISA) Oracle Database Security Readiness Review (SRS)" ("<text:a xlink:type="simple" xlink:href="http://iase.disa.mil/stigs/downloads/zip/unclassified_oracle10_v8r1.8_checklist_20100827.zip">http://iase.disa.mil/stigs/downloads/zip/unclassified_oracle10_v8r1.8_checklist_20100827.zip</text:a>") <text:s/>Specific references in the "U_DB_oracle10_v8r1.8_Checklist_20100827.pdf" file include:</text:p>
      <text:p text:style-name="Standard"/>
      <text:list xml:id="list37364424" text:style-name="L2">
        <text:list-item>
          <text:p text:style-name="P7"><text:soft-page-break/>V0005683 - Application object owner accounts should be disabled when not performing installation or maintenance actions.</text:p>
        </text:list-item>
        <text:list-item>
          <text:p text:style-name="P7">V0015613 - Each database user, application or process should have an individually assigned account.</text:p>
        </text:list-item>
        <text:list-item>
          <text:p text:style-name="P7">V0015629 - Application users privileges should be restricted to assignment using application user roles.</text:p>
        </text:list-item>
        <text:list-item>
          <text:p text:style-name="P7">V0003847 - Database application user accounts should be denied storage usage for object creation within the database.</text:p>
        </text:list-item>
      </text:list>
      <text:p text:style-name="Standard"/>
      <text:p text:style-name="Standard">The exercises in this demonstration do not entirely conform to the DISA Oracle Database SRS because they use only 1 database and there is only 1 configuration for the application. <text:s/>Full compliance is obtained with multiple databases in that the same shema name is be duplicated between database and mid-tier servers.</text:p>
      <text:p text:style-name="Standard"/>
      <text:p text:style-name="Standard">The "basic" and "asof" demonstrations should be reviwed before running these exercises. <text:s/>Serveral concepts introduced in those exercises are not explained here. <text:s/>Exercise #1 in this demonstration is similar to Exercise #1 in the asof demonstration. <text:s/>Additionally, the "DML &amp; API Calls" and "Other Object Location" diagrams in the "DTGen_Notes.pdf" document in the "docs" directory provide a graphical layout of the multi-tier deployments created by DTGen.</text:p>
      <text:p text:style-name="Standard"/>
      <text:p text:style-name="Standard">This demonstration requires the creation of a database link, which uses Oracle's loopback to the same database. <text:s/>Configuration of this loopback is a normal part of the installation of an Oracle database. <text:s/>If this loopback is not working or has been disabled, these exercises will return errors.</text:p>
      <text:p text:style-name="Standard"/>
      <text:p text:style-name="Standard">The exercises in this directory are numbered and must be executed in sequential order. <text:s/>The demonstration users must be created with the "create_demo_users.sql" script in the parent directory before the first exercise is run. <text:s/>The demonstration users must be dropped with the "drop_demo_users.sql" script before the "create_demo_users.sql" script can be re-run. <text:s/>These exercises also assume that the default username/password (dtgen/dtgen) is still in use for the generator. <text:s/>Names and passwords are set in the "vars.sql" script and can be modified, if necessary. <text:s/>Also, the DTGen database objects must be installed in the database and the DTGen must be ready to generate code.</text:p>
      <text:p text:style-name="Standard"/>
      <text:h text:style-name="Heading_20_1" text:outline-level="1">Exercise #1: Simple Mid-Tier</text:h>
      <text:h text:style-name="Heading_20_3" text:outline-level="3">Command Line:</text:h>
      <text:p text:style-name="Literal">sqlplus /nolog @e1</text:p>
      <text:p text:style-name="Standard"/>
      <text:p text:style-name="P2">Exercise #1 modifies the database. <text:s/>The "drop_demo_users.sql" and "create_demo_users.sql" scripts must be used to reset the database before re-running this exercise.</text:p>
      <text:p text:style-name="P2"/>
      <text:p text:style-name="Standard">Based on the demobld.sql script, this exercise implements the EMP and DEPT tables using DTGen. <text:s/>The script for this exercise performs the following functions:</text:p>
      <text:p text:style-name="Standard"/>
      <text:list xml:id="list37374551" text:style-name="L3">
        <text:list-item>
          <text:p text:style-name="P8">Removes any old DEMO1 Items from DTGEN</text:p>
        </text:list-item>
        <text:list-item>
          <text:p text:style-name="P8">Creates new DEMO1 Items in DTGEN</text:p>
        </text:list-item>
        <text:list-item>
          <text:p text:style-name="P8">Generates the DEMO1 Application in DTGEN</text:p>
        </text:list-item>
        <text:list-item>
          <text:p text:style-name="P8">Creates the "install_db.sql" and "install_mt.sql" scripts</text:p>
        </text:list-item>
        <text:list-item>
          <text:p text:style-name="P8"><text:soft-page-break/>Runs the "install_db.sql" script</text:p>
        </text:list-item>
        <text:list-item>
          <text:p text:style-name="P8">Loads Data</text:p>
        </text:list-item>
        <text:list-item>
          <text:p text:style-name="P8">Runs the "install_mt.sql" script</text:p>
        </text:list-item>
        <text:list-item>
          <text:p text:style-name="P8">Reports Data</text:p>
        </text:list-item>
      </text:list>
      <text:p text:style-name="Standard"/>
      <text:p text:style-name="Standard">Steps 1-3 are captured in the "e1.LST" file. <text:s/>Following is a example of e1.LST.</text:p>
      <text:p text:style-name="Standard"/>
      <text:p text:style-name="Literal">Login to dtgen</text:p>
      <text:p text:style-name="Literal">Connected.</text:p>
      <text:p text:style-name="Literal">Remove old DEMO3 Schema from DTGEN</text:p>
      <text:p text:style-name="Literal">create a DEMO3 Schema in DTGEN</text:p>
      <text:p text:style-name="Literal">Generate Demo3 Application</text:p>
      <text:p text:style-name="Literal">Capture install_db.sql and install_mt.sql Scripts</text:p>
      <text:p text:style-name="Literal"/>
      <text:p text:style-name="Standard">Step 4 is captured in the "install_db.sql" and "install_mt.sql" files. <text:s/>These files have a combined size of about 216 kbytes and over 8,000 lines. <text:s/>Due to their size, they are not listed here. <text:s/>They contain all the code generated by DTGen for this exercise.</text:p>
      <text:p text:style-name="Standard"/>
      <text:p text:style-name="Standard">Steps 5 through 8 are captured in the "install.LST" file. <text:s/>Step 5 is the execution of the install_db.sql script.</text:p>
      <text:p text:style-name="Standard"/>
      <text:p text:style-name="Literal">Login to dtgen_db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lob</text:p>
      <text:p text:style-name="Literal"/>
      <text:p text:style-name="Literal">FILE_NAME</text:p>
      <text:p text:style-name="Literal">----------------</text:p>
      <text:p text:style-name="Literal"><text:s/>-) create_ods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-</text:p>
      <text:p text:style-name="Literal"><text:s/>-) create_integ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</text:p>
      <text:p text:style-name="Literal"><text:s/>-) create_aa</text:p>
      <text:p text:style-name="Literal"/>
      <text:p text:style-name="Literal">TABLE_NAME</text:p>
      <text:p text:style-name="Literal"><text:soft-page-break/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mods</text:p>
      <text:p text:style-name="Standard"/>
      <text:p text:style-name="Standard">The above listing represents a successful installation of the simulated database tier in the "dtgen_db_demo" schema. <text:s/>The application is small in that it only has 2 tables. <text:s/>The data is loaded silently (Step 6). <text:s/>An explain plan for a simple query is run to demonstrate the query runs locally.</text:p>
      <text:p text:style-name="Standard"/>
      <text:p text:style-name="Literal">SQL&gt; </text:p>
      <text:p text:style-name="Literal">SQL&gt; explain plan set statement_id = 'D3_E1_Q1'</text:p>
      <text:p text:style-name="Literal"><text:s text:c="2"/>2 <text:s/><text:tab/>into plan_table for select * from emp where empno = 7900;</text:p>
      <text:p text:style-name="Literal">SQL&gt; </text:p>
      <text:p text:style-name="Literal">SQL&gt; select plan_table_output from table (</text:p>
      <text:p text:style-name="Literal"><text:s text:c="2"/>2 <text:s text:c="3"/>dbms_xplan.display('PLAN_TABLE', 'D3_E1_Q1')</text:p>
      <text:p text:style-name="Literal"><text:s text:c="2"/>3 <text:s/><text:tab/><text:tab/><text:tab/><text:tab/><text:tab/> );</text:p>
      <text:p text:style-name="Literal"/>
      <text:p text:style-name="Literal">PLAN_TABLE_OUTPUT</text:p>
      <text:p text:style-name="Literal">--------------------------------------------------------------------------------------</text:p>
      <text:p text:style-name="Literal">Plan hash value: 750405628</text:p>
      <text:p text:style-name="Literal">--------------------------------------------------------------------------------------</text:p>
      <text:p text:style-name="Literal">| Id <text:s/>| Operation <text:s text:c="18"/>| Name <text:s text:c="2"/>| Rows <text:s/>| Bytes | Cost (%CPU)| Time <text:s text:c="4"/>|</text:p>
      <text:p text:style-name="Literal">--------------------------------------------------------------------------------------</text:p>
      <text:p text:style-name="Literal">| <text:s text:c="2"/>0 | SELECT STATEMENT <text:s text:c="11"/>| <text:s text:c="7"/>| <text:s text:c="4"/>1 | <text:s text:c="2"/>146 | <text:s text:c="4"/>2 <text:s text:c="2"/>(0)| 00:00:01 |</text:p>
      <text:p text:style-name="Literal">| <text:s text:c="2"/>1 | <text:s/>TABLE ACCESS BY INDEX ROWID| EMP <text:s text:c="3"/>| <text:s text:c="4"/>1 | <text:s text:c="2"/>146 | <text:s text:c="4"/>2 <text:s text:c="2"/>(0)| 00:00:01 |</text:p>
      <text:p text:style-name="Literal">|* <text:s/>2 | <text:s text:c="2"/>INDEX UNIQUE SCAN <text:s text:c="8"/>| EMP_NK | <text:s text:c="4"/>1 | <text:s text:c="6"/>| <text:s text:c="4"/>1 <text:s text:c="2"/>(0)| 00:00:01 |</text:p>
      <text:p text:style-name="Literal">--------------------------------------------------------------------------------------</text:p>
      <text:p text:style-name="Literal"/>
      <text:p text:style-name="Literal">Predicate Information (identified by operation id):</text:p>
      <text:p text:style-name="Literal">---------------------------------------------------</text:p>
      <text:p text:style-name="Literal"><text:s text:c="3"/>2 - access("EMPNO"=7900)</text:p>
      <text:p text:style-name="Standard"/>
      <text:p text:style-name="Standard">The above explain plan shows that the query of EMP has no REMOTE operations. <text:s/>This query was run locally. <text:s/>The output for Step 7 is below.</text:p>
      <text:p text:style-name="Standard"/>
      <text:p text:style-name="Literal">Login to dtgen_mt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dst</text:p>
      <text:p text:style-name="Literal"/>
      <text:p text:style-name="Literal">FILE_NAME</text:p>
      <text:p text:style-name="Literal">-----------------</text:p>
      <text:p text:style-name="Literal"><text:s/>-) create_dist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<text:soft-page-break/>FILE_NAME</text:p>
      <text:p text:style-name="Literal">-----------------</text:p>
      <text:p text:style-name="Literal"><text:s/>-) create_mods</text:p>
      <text:p text:style-name="Standard"/>
      <text:p text:style-name="Standard">The above listing represents a successful installation of the simulated mid-tier in the "dtgen_mt_demo". <text:s/>A database link is used to access the data in the tables at the simulated database tier ("dtgen_db_demo" schema). <text:s/>An explain plan for the same simple query is run to demonstrate the query runs remotely.</text:p>
      <text:p text:style-name="Standard"/>
      <text:p text:style-name="Literal">SQL&gt; explain plan set statement_id = 'D3_E1_Q2'</text:p>
      <text:p text:style-name="Literal"><text:s text:c="2"/>2 <text:s/><text:tab/>into plan_table for select * from emp where empno = 7900;</text:p>
      <text:p text:style-name="Literal">SQL&gt; </text:p>
      <text:p text:style-name="Literal">SQL&gt; select plan_table_output from table (</text:p>
      <text:p text:style-name="Literal"><text:s text:c="2"/>2 <text:s text:c="3"/>dbms_xplan.display('PLAN_TABLE', 'D3_E1_Q2')</text:p>
      <text:p text:style-name="Literal"><text:s text:c="2"/>3 <text:s/><text:tab/><text:tab/><text:tab/><text:tab/><text:tab/> );</text:p>
      <text:p text:style-name="Literal"/>
      <text:p text:style-name="Literal">PLAN_TABLE_OUTPUT</text:p>
      <text:p text:style-name="Literal">---------------------------------------------------------------------------------------------</text:p>
      <text:p text:style-name="Literal">Plan hash value: 750405628</text:p>
      <text:p text:style-name="Literal">---------------------------------------------------------------------------------------------</text:p>
      <text:p text:style-name="Literal">| Id <text:s/>| Operation <text:s text:c="18"/>| Name <text:s text:c="2"/>| Rows <text:s/>| Bytes | Cost (%CPU)| Time <text:s text:c="4"/>|Inst <text:s text:c="2"/></text:p>
      <text:p text:style-name="Literal">---------------------------------------------------------------------------------------------</text:p>
      <text:p text:style-name="Literal">| <text:s text:c="2"/>0 | SELECT STATEMENT REMOTE <text:s text:c="4"/>| <text:s text:c="7"/>| <text:s text:c="4"/>1 | <text:s text:c="2"/>146 | <text:s text:c="4"/>2 <text:s text:c="2"/>(0)| 00:00:01 | <text:s text:c="5"/>|</text:p>
      <text:p text:style-name="Literal">| <text:s text:c="2"/>1 | <text:s/>TABLE ACCESS BY INDEX ROWID| EMP <text:s text:c="3"/>| <text:s text:c="4"/>1 | <text:s text:c="2"/>146 | <text:s text:c="4"/>2 <text:s text:c="2"/>(0)| 00:00:01 | <text:s text:c="2"/>XE |</text:p>
      <text:p text:style-name="Literal">|* <text:s/>2 | <text:s text:c="2"/>INDEX UNIQUE SCAN <text:s text:c="8"/>| EMP_NK | <text:s text:c="4"/>1 | <text:s text:c="6"/>| <text:s text:c="4"/>1 <text:s text:c="2"/>(0)| 00:00:01 | <text:s text:c="2"/>XE |</text:p>
      <text:p text:style-name="Literal">---------------------------------------------------------------------------------------------</text:p>
      <text:p text:style-name="Literal"/>
      <text:p text:style-name="Literal">Predicate Information (identified by operation id):</text:p>
      <text:p text:style-name="Literal">---------------------------------------------------</text:p>
      <text:p text:style-name="Literal"><text:s text:c="3"/>2 - access("A1"."EMPNO"=7900)</text:p>
      <text:p text:style-name="Literal">Note</text:p>
      <text:p text:style-name="Literal">-----</text:p>
      <text:p text:style-name="Literal"><text:s text:c="3"/>- fully remote statement</text:p>
      <text:p text:style-name="Standard"/>
      <text:p text:style-name="Standard">The explain plan above is identical to the previous explain plan, except for the note showing that it is a "fully remote statement". <text:s/>This confirms that the simulated tiers are working. <text:s/>The queries below also confirm that the data is accessible from the simulated mid-tier.</text:p>
      <text:p text:style-name="Standard"/>
      <text:p text:style-name="Literal">SQL&gt; </text:p>
      <text:p text:style-name="Literal">SQL&gt; select deptno, id, dname, loc, aud_beg_usr, aud_beg_dtm</text:p>
      <text:p text:style-name="Literal"><text:s text:c="2"/>2 <text:s text:c="3"/>from dept_act order by deptno, id;</text:p>
      <text:p text:style-name="Literal"/>
      <text:p text:style-name="Literal">DEPTNO <text:s/>ID DNAME <text:s text:c="5"/>LOC <text:s text:c="5"/>AUD_BEG_ AUD_BEG_D</text:p>
      <text:p text:style-name="Literal">------ --- ---------- -------- -------- ---------</text:p>
      <text:p text:style-name="Literal"><text:s text:c="4"/>10 <text:s text:c="2"/>1 ACCOUNTING NEW YORK Dataload 01-NOV-80</text:p>
      <text:p text:style-name="Literal"><text:s text:c="4"/>20 <text:s text:c="2"/>2 RESEARCH <text:s text:c="2"/>DALLAS <text:s text:c="2"/>Dataload 01-NOV-80</text:p>
      <text:p text:style-name="Literal"><text:s text:c="4"/>30 <text:s text:c="2"/>3 SALES <text:s text:c="5"/>CHICAGO <text:s/>THOMPSON 17-AUG-82</text:p>
      <text:p text:style-name="Literal"><text:s text:c="4"/>40 <text:s text:c="2"/>4 OPERATIONS BOSTON <text:s text:c="2"/>JAMES <text:s text:c="3"/>12-FEB-82</text:p>
      <text:p text:style-name="Literal"/>
      <text:p text:style-name="Literal">SQL&gt; </text:p>
      <text:p text:style-name="Literal">SQL&gt; select deptno, dept_id, dname, loc, aud_beg_usr,</text:p>
      <text:p text:style-name="Literal"><text:s text:c="2"/>2 <text:s/><text:tab/> <text:s text:c="3"/>aud_beg_dtm, aud_end_usr, aud_end_dtm</text:p>
      <text:p text:style-name="Literal"><text:s text:c="2"/>3 <text:s text:c="3"/>from dept_aud</text:p>
      <text:p text:style-name="Literal"><text:s text:c="2"/>4 <text:s text:c="2"/>order by deptno, dept_id, aud_beg_dtm;</text:p>
      <text:p text:style-name="Literal"/>
      <text:p text:style-name="Literal">DEPTNO DEPT_ID DNAME <text:s text:c="5"/>LOC <text:s text:c="5"/>AUD_BEG_ AUD_BEG_D AUD_END_ AUD_END_D</text:p>
      <text:p text:style-name="Literal">------ ------- ---------- -------- -------- --------- -------- ---------</text:p>
      <text:p text:style-name="Literal"><text:s text:c="4"/>20 <text:s text:c="6"/>3 SALES <text:s text:c="5"/>ST LOUIS Dataload 01-NOV-80 THOMPSON 17-AUG-82</text:p>
      <text:p text:style-name="Literal"><text:s text:c="4"/>40 <text:s text:c="6"/>4 OPERATIONS BUFFALO <text:s/>Dataload 01-NOV-80 JAMES <text:s text:c="3"/>12-FEB-82</text:p>
      <text:p text:style-name="Literal"/>
      <text:p text:style-name="Literal">SQL&gt; </text:p>
      <text:p text:style-name="Literal">SQL&gt; select empno, id, ename, job, mgr_emp_nk1, hiredate,</text:p>
      <text:p text:style-name="Literal"><text:s text:c="2"/>2 <text:s/><text:tab/> <text:s text:c="3"/>sal, dept_nk1, aud_beg_usr, aud_beg_dtm</text:p>
      <text:p text:style-name="Literal"><text:s text:c="2"/>3 <text:s text:c="2"/>from <text:s/>emp_act</text:p>
      <text:p text:style-name="Literal"><text:s text:c="2"/>4 <text:s text:c="2"/>order by empno, id;</text:p>
      <text:p text:style-name="Literal"/>
      <text:p text:style-name="Literal">EMPNO <text:s/>ID ENAME <text:s text:c="3"/>JOB <text:s text:c="7"/>MGR_ HIREDATE <text:s text:c="3"/>SAL <text:s/>DEPT_ AUD_BEG_ AUD_BEG_D</text:p>
      <text:p text:style-name="Literal">----- --- -------- --------- ----- --------- ----- ------ -------- ---------</text:p>
      <text:p text:style-name="Literal"><text:s/>7369 <text:s text:c="2"/>3 SMITH <text:s text:c="3"/>CLERK <text:s text:c="5"/>7902 17-DEC-80 <text:s text:c="2"/>800 <text:s text:c="4"/>20 SMITH <text:s text:c="3"/>26-FEB-83</text:p>
      <text:p text:style-name="Literal"><text:s/>7499 <text:s text:c="2"/>4 ALLEN <text:s text:c="3"/>SALESMAN <text:s text:c="2"/>7698 20-FEB-81 <text:s/>1600 <text:s text:c="4"/>30 THOMPSON 12-MAY-81</text:p>
      <text:p text:style-name="Literal"><text:s/>7521 <text:s text:c="2"/>5 WARD <text:s text:c="4"/>SALESMAN <text:s text:c="2"/>7698 22-FEB-81 <text:s/>1250 <text:s text:c="4"/>30 THOMPSON 14-MAY-81</text:p>
      <text:p text:style-name="Literal"><text:soft-page-break/><text:s/>7566 <text:s text:c="2"/>6 JONES <text:s text:c="3"/>MANAGER <text:s text:c="3"/>7839 02-APR-81 <text:s/>2975 <text:s text:c="4"/>20 SMITH <text:s text:c="3"/>29-NOV-81</text:p>
      <text:p text:style-name="Literal"><text:s/>7654 <text:s/>14 MARTIN <text:s text:c="2"/>SALESMAN <text:s text:c="2"/>7698 28-SEP-81 <text:s/>1250 <text:s text:c="4"/>30 SMITH <text:s text:c="3"/>26-SEP-81</text:p>
      <text:p text:style-name="Literal"><text:s/>7698 <text:s text:c="2"/>8 BLAKE <text:s text:c="3"/>MANAGER <text:s text:c="3"/>7839 01-MAY-81 <text:s/>2850 <text:s text:c="4"/>30 SMITH <text:s text:c="3"/>30-NOV-81</text:p>
      <text:p text:style-name="Literal"><text:s/>7782 <text:s text:c="2"/>9 CLARK <text:s text:c="3"/>MANAGER <text:s text:c="3"/>7839 09-JUN-81 <text:s/>2450 <text:s text:c="4"/>10 SMITH <text:s text:c="3"/>26-NOV-81</text:p>
      <text:p text:style-name="Literal"><text:s/>7788 <text:s/>20 SCOTT <text:s text:c="3"/>ANALYST <text:s text:c="3"/>7566 09-DEC-82 <text:s/>3000 <text:s text:c="4"/>20 JAMES <text:s text:c="3"/>11-DEC-82</text:p>
      <text:p text:style-name="Literal"><text:s/>7839 <text:s/>15 KING <text:s text:c="4"/>PRESIDENT <text:s text:c="6"/>17-NOV-81 <text:s/>5000 <text:s text:c="4"/>10 SMITH <text:s text:c="3"/>18-NOV-81</text:p>
      <text:p text:style-name="Literal"><text:s/>7844 <text:s/>13 TURNER <text:s text:c="2"/>SALESMAN <text:s text:c="2"/>7698 08-SEP-81 <text:s/>1500 <text:s text:c="4"/>30 SMITH <text:s text:c="3"/>06-SEP-81</text:p>
      <text:p text:style-name="Literal"><text:s/>7876 <text:s/>21 ADAMS <text:s text:c="3"/>CLERK <text:s text:c="5"/>7788 12-JAN-83 <text:s/>1100 <text:s text:c="4"/>20 SMITH <text:s text:c="3"/>12-JAN-83</text:p>
      <text:p text:style-name="Literal"><text:s/>7900 <text:s/>17 JAMES <text:s text:c="3"/>CLERK <text:s text:c="5"/>7698 03-DEC-81 <text:s text:c="2"/>950 <text:s text:c="4"/>30 SMITH <text:s text:c="3"/>05-DEC-81</text:p>
      <text:p text:style-name="Literal"><text:s/>7902 <text:s/>18 FORD <text:s text:c="4"/>ANALYST <text:s text:c="3"/>7566 03-DEC-81 <text:s/>3000 <text:s text:c="4"/>20 SMITH <text:s text:c="3"/>01-DEC-81</text:p>
      <text:p text:style-name="Literal"><text:s/>7934 <text:s/>19 MILLER <text:s text:c="2"/>CLERK <text:s text:c="5"/>7782 23-JAN-82 <text:s/>1300 <text:s text:c="4"/>10 JAMES <text:s text:c="3"/>21-JAN-82</text:p>
      <text:p text:style-name="Literal"/>
      <text:p text:style-name="Literal">SQL&gt; </text:p>
      <text:p text:style-name="Literal">SQL&gt; select empno, emp_id, ename, job, mgr_emp_id,</text:p>
      <text:p text:style-name="Literal"><text:s text:c="2"/>2 <text:s/><text:tab/> <text:s text:c="3"/>aud_beg_usr, aud_beg_dtm, aud_end_usr, aud_end_dtm</text:p>
      <text:p text:style-name="Literal"><text:s text:c="2"/>3 <text:s text:c="2"/>from <text:s/>emp_hist</text:p>
      <text:p text:style-name="Literal"><text:s text:c="2"/>4 <text:s text:c="2"/>order by empno, emp_id, aud_beg_dtm;</text:p>
      <text:p text:style-name="Literal"/>
      <text:p text:style-name="Literal">EMPNO EMP_ID ENAME <text:s text:c="3"/>JOB <text:s text:c="7"/>MGR_ AUD_BEG_ AUD_BEG_D AUD_END_ AUD_END_D</text:p>
      <text:p text:style-name="Literal">----- ------ -------- --------- ----- -------- --------- -------- ---------</text:p>
      <text:p text:style-name="Literal"><text:s/>7301 <text:s text:c="5"/>1 ELLISON <text:s/>PRESIDENT <text:s text:c="6"/>DAVIS <text:s text:c="3"/>04-NOV-80 THOMPSON 28-JUN-81</text:p>
      <text:p text:style-name="Literal"><text:s/>7344 <text:s text:c="5"/>2 DAVIS <text:s text:c="3"/>CLERK <text:s text:c="8"/>1 DAVIS <text:s text:c="3"/>14-NOV-80 THOMPSON 25-JUN-81</text:p>
      <text:p text:style-name="Literal"><text:s/>7344 <text:s text:c="5"/>2 DAVIS <text:s text:c="3"/>CLERK <text:s text:c="7"/>11 THOMPSON 25-JUN-81 THOMPSON 20-AUG-81</text:p>
      <text:p text:style-name="Literal"><text:s/>7344 <text:s text:c="5"/>2 DAVIS <text:s text:c="3"/>CLERK <text:s text:c="7"/>12 THOMPSON 20-AUG-81 SMITH <text:s text:c="3"/>29-NOV-81</text:p>
      <text:p text:style-name="Literal"><text:s/>7344 <text:s text:c="5"/>2 DAVIS <text:s text:c="3"/>CLERK <text:s text:c="7"/>15 SMITH <text:s text:c="3"/>29-NOV-81 SMITH <text:s text:c="3"/>06-DEC-81</text:p>
      <text:p text:style-name="Literal"><text:s/>7369 <text:s text:c="5"/>3 THOMPSON CLERK <text:s text:c="8"/>1 DAVIS <text:s text:c="3"/>15-DEC-80 THOMPSON 25-JUN-81</text:p>
      <text:p text:style-name="Literal"><text:s/>7369 <text:s text:c="5"/>3 THOMPSON CLERK <text:s text:c="7"/>11 THOMPSON 25-JUN-81 SMITH <text:s text:c="3"/>21-AUG-81</text:p>
      <text:p text:style-name="Literal"><text:s/>7369 <text:s text:c="5"/>3 SMITH <text:s text:c="3"/>CLERK <text:s text:c="7"/>12 SMITH <text:s text:c="3"/>21-AUG-81 SMITH <text:s text:c="3"/>01-DEC-81</text:p>
      <text:p text:style-name="Literal"><text:s/>7369 <text:s text:c="5"/>3 SMITH <text:s text:c="3"/>CLERK <text:s text:c="7"/>15 SMITH <text:s text:c="3"/>01-DEC-81 SMITH <text:s text:c="3"/>26-FEB-83</text:p>
      <text:p text:style-name="Literal"><text:s/>7499 <text:s text:c="5"/>4 ALLEN <text:s text:c="3"/>SALESMAN <text:s text:c="5"/>1 THOMPSON 17-FEB-81 THOMPSON 12-MAY-81</text:p>
      <text:p text:style-name="Literal"><text:s/>7521 <text:s text:c="5"/>5 WARD <text:s text:c="4"/>SALESMAN <text:s text:c="5"/>1 THOMPSON 24-FEB-81 THOMPSON 14-MAY-81</text:p>
      <text:p text:style-name="Literal"><text:s/>7566 <text:s text:c="5"/>6 JONES <text:s text:c="3"/>MANAGER <text:s text:c="6"/>1 THOMPSON 03-APR-81 THOMPSON 24-JUN-81</text:p>
      <text:p text:style-name="Literal"><text:s/>7566 <text:s text:c="5"/>6 JONES <text:s text:c="3"/>MANAGER <text:s text:c="5"/>11 THOMPSON 24-JUN-81 SMITH <text:s text:c="3"/>22-AUG-81</text:p>
      <text:p text:style-name="Literal"><text:s/>7566 <text:s text:c="5"/>6 JONES <text:s text:c="3"/>MANAGER <text:s text:c="5"/>12 SMITH <text:s text:c="3"/>22-AUG-81 SMITH <text:s text:c="3"/>29-NOV-81</text:p>
      <text:p text:style-name="Literal"><text:s/>7654 <text:s text:c="5"/>7 MARTIN <text:s text:c="2"/>SALESMAN <text:s text:c="5"/>1 THOMPSON 16-APR-81 THOMPSON 13-MAY-81</text:p>
      <text:p text:style-name="Literal"><text:s/>7698 <text:s text:c="5"/>8 BLAKE <text:s text:c="3"/>MANAGER <text:s text:c="6"/>1 THOMPSON 02-MAY-81 THOMPSON 24-JUN-81</text:p>
      <text:p text:style-name="Literal"><text:s/>7698 <text:s text:c="5"/>8 BLAKE <text:s text:c="3"/>MANAGER <text:s text:c="5"/>11 THOMPSON 24-JUN-81 THOMPSON 19-AUG-81</text:p>
      <text:p text:style-name="Literal"><text:s/>7698 <text:s text:c="5"/>8 BLAKE <text:s text:c="3"/>MANAGER <text:s text:c="5"/>12 THOMPSON 19-AUG-81 SMITH <text:s text:c="3"/>30-NOV-81</text:p>
      <text:p text:style-name="Literal"><text:s/>7782 <text:s text:c="5"/>9 CLARK <text:s text:c="3"/>MANAGER <text:s text:c="6"/>1 THOMPSON 07-JUN-81 THOMPSON 23-JUN-81</text:p>
      <text:p text:style-name="Literal"><text:s/>7782 <text:s text:c="5"/>9 CLARK <text:s text:c="3"/>MANAGER <text:s text:c="5"/>11 THOMPSON 23-JUN-81 SMITH <text:s text:c="3"/>23-AUG-81</text:p>
      <text:p text:style-name="Literal"><text:s/>7782 <text:s text:c="5"/>9 CLARK <text:s text:c="3"/>MANAGER <text:s text:c="5"/>12 SMITH <text:s text:c="3"/>23-AUG-81 SMITH <text:s text:c="3"/>26-NOV-81</text:p>
      <text:p text:style-name="Literal"><text:s/>7788 <text:s text:c="4"/>10 SCOTT <text:s text:c="3"/>ANALYST <text:s text:c="6"/>6 THOMPSON 10-JUN-81 JAMES <text:s text:c="3"/>09-MAR-82</text:p>
      <text:p text:style-name="Literal"><text:s/>7839 <text:s text:c="4"/>11 KING <text:s text:c="4"/>PRESIDENT <text:s text:c="6"/>THOMPSON 18-JUN-81 SMITH <text:s text:c="3"/>30-AUG-81</text:p>
      <text:p text:style-name="Literal"><text:s/>7840 <text:s text:c="4"/>12 LANE <text:s text:c="4"/>PRESIDENT <text:s text:c="6"/>THOMPSON 12-AUG-81 SMITH <text:s text:c="3"/>29-NOV-81</text:p>
      <text:p text:style-name="Literal"><text:s/>7876 <text:s text:c="4"/>16 ADAMS <text:s text:c="3"/>CLERK <text:s text:c="8"/>6 SMITH <text:s text:c="3"/>20-NOV-81 JAMES <text:s text:c="3"/>13-JUN-82</text:p>
      <text:p text:style-name="Standard"/>
      <text:p text:style-name="Standard">With the completion of exercise 1, a new application was defined in DTGen, generated, and loaded into a single database using 2 different schema names, which correcly simulates a simple mid-tier.</text:p>
      <text:p text:style-name="Standard"/>
      <text:h text:style-name="Heading_20_1" text:outline-level="1">Exercise #2: Materialized Views</text:h>
      <text:h text:style-name="Heading_20_3" text:outline-level="3">Command Line:</text:h>
      <text:p text:style-name="Literal">sqlplus /nolog @e2</text:p>
      <text:p text:style-name="Standard"/>
      <text:p text:style-name="P2">Exercise #2 does not modify the database. <text:s/>This exercise can be repeated without problem.</text:p>
      <text:p text:style-name="P2"/>
      <text:p text:style-name="Standard">In the exercise #1, a basic generation and installation of a simple mid-tire was completed. <text:s/>2 explain plans were completed, showing how the same query running on the simulated mid-tier performed remote operations to retrieve data from the database tier.</text:p>
      <text:p text:style-name="Standard"/>
      <text:p text:style-name="Standard"/>
      <text:p text:style-name="Standard"/>
      <text:h text:style-name="Heading_20_1" text:outline-level="1"><text:soft-page-break/>Exercise #3: User Security</text:h>
      <text:h text:style-name="Heading_20_3" text:outline-level="3">Command Line:</text:h>
      <text:p text:style-name="Literal">sqlplus /nolog @e3</text:p>
      <text:p text:style-name="Standard"/>
      <text:p text:style-name="P2">Exercise #3 does not modify the database. <text:s/>This exercise can be repeated without problem.</text:p>
      <text:p text:style-name="P2"/>
      <text:p text:style-name="Standard">In this exercise, indexes on foreign keys and natural keys are explored. <text:s/>Following is a query of the DTGen setup used to generate this application</text:p>
      <text:p text:style-name="Standard"/>
      <text:h text:style-name="Heading_20_1" text:outline-level="1">Exercise #4: Global Locks</text:h>
      <text:h text:style-name="Heading_20_3" text:outline-level="3">Command Line:</text:h>
      <text:p text:style-name="Literal">sqlplus /nolog @e4</text:p>
      <text:p text:style-name="Standard"/>
      <text:p text:style-name="P2">Exercise #4 modifies the database. <text:s/>The "drop_demo_users.sql", "create_demo_users.sql", and "e1.sql" scripts must be used to reset the database before re-running this exercise.</text:p>
      <text:p text:style-name="P2"/>
      <text:p text:style-name="Standard">Each table defined in DTGen is generated with a corresponding "active view". <text:s/>The DEPT and EMP tables have an active view called "DEPT_ACT" and "EMP_ACT", respectively. <text:s/>In most cases, these views should be used for all DML (Data Manipulation Language - insert, update, and delete)</text:p>
      <text:p text:style-name="Standard"/>
      <text:p text:style-name="Standard"/>
      <text:h text:style-name="Heading_20_1" text:outline-level="1">Exercise #5: DB Tier Streamlining</text:h>
      <text:h text:style-name="Heading_20_3" text:outline-level="3">Command Line:</text:h>
      <text:p text:style-name="Literal">sqlplus /nolog @e5</text:p>
      <text:p text:style-name="Standard"/>
      <text:p text:style-name="P2">Exercise #5 does not modify the database. <text:s/>This exercise can be repeated without problem.</text:p>
      <text:p text:style-name="P2"/>
      <text:p text:style-name="Standard">As stated in the Introduction, system capacity can be increased by adding servers to existing systems instead of replacing centralized servers with larger servers. <text:s/>A chief goal in this method of capacity increase is to isolate application logic from database storage (i.e. DML)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l" style:family="paragraph">
      <style:paragraph-properties fo:margin-left="0.2402in" fo:margin-right="0.2402in" fo:text-indent="0in" style:auto-text-indent="false"/>
      <style:text-properties style:font-name="Courier New" fo:font-size="8pt" fo:language="en" fo:country="U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21H20M16S</meta:editing-duration>
    <meta:editing-cycles>134</meta:editing-cycles>
    <meta:generator>OpenOffice.org/3.3$Win32 OpenOffice.org_project/330m20$Build-9567</meta:generator>
    <dc:date>2012-04-23T21:36:36.79</dc:date>
    <dc:creator>Duane Dieterich</dc:creator>
    <meta:document-statistic meta:table-count="0" meta:image-count="0" meta:object-count="0" meta:page-count="7" meta:paragraph-count="256" meta:word-count="2153" meta:character-count="15942"/>
    <meta:user-defined meta:name="Info 1"/>
    <meta:user-defined meta:name="Info 2"/>
    <meta:user-defined meta:name="Info 3"/>
    <meta:user-defined meta:name="Info 4"/>
  </office:meta>
</office:document-meta>
</file>